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A260000065A5A1EC4F1E33AD563.jpg" manifest:media-type="image/jpeg"/>
  <manifest:file-entry manifest:full-path="Pictures/10000201000004F20000014D7F5E8F50FD15069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larendon LT Std" svg:font-family="'Clarendon LT Std'" style:font-adornments="Bold" style:font-pitch="variable"/>
    <style:font-face style:name="Helvetica-Black" svg:font-family="Helvetica-Black" style:font-adornments="Negra cursiva" style:font-pitch="variable"/>
    <style:font-face style:name="Helvetica-Compressed" svg:font-family="Helvetica-Compressed" style:font-adornments="Roman" style:font-pitch="variable"/>
    <style:font-face style:name="Helvetica-CondensedBlack" svg:font-family="Helvetica-CondensedBlack" style:font-adornments="Negra" style:font-pitch="variable"/>
    <style:font-face style:name="Helvetica-CondensedBlack1" svg:font-family="Helvetica-CondensedBlack" style:font-adornments="Negra cursiva" style:font-pitch="variable"/>
    <style:font-face style:name="Times New Roman" svg:font-family="'Times New Roman'" style:font-family-generic="roman" style:font-pitch="variable"/>
    <style:font-face style:name="Helvetica1" svg:font-family="Helvetica" style:font-adornments="Negrita" style:font-family-generic="swiss" style:font-pitch="variable"/>
    <style:font-face style:name="Helvetica" svg:font-family="Helvetica"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995cm" fo:break-before="auto" fo:break-after="auto" table:align="left" fo:keep-with-next="auto" style:may-break-between-rows="true" table:border-model="collapsing"/>
    </style:style>
    <style:style style:name="Tabla1.A" style:family="table-column">
      <style:table-column-properties style:column-width="1.893cm"/>
    </style:style>
    <style:style style:name="Tabla1.B" style:family="table-column">
      <style:table-column-properties style:column-width="15.102cm"/>
    </style:style>
    <style:style style:name="Tabla1.1" style:family="table-row">
      <style:table-row-properties fo:keep-together="auto"/>
    </style:style>
    <style:style style:name="Tabla1.A1" style:family="table-cell">
      <style:table-cell-properties fo:background-color="#dddddd" fo:padding="0.097cm" fo:border="0.05pt solid #000000" style:writing-mode="page">
        <style:background-image/>
      </style:table-cell-properties>
    </style:style>
    <style:style style:name="Tabla1.3" style:family="table-row">
      <style:table-row-properties style:min-row-height="0.527cm" fo:keep-together="auto"/>
    </style:style>
    <style:style style:name="P1" style:family="paragraph" style:parent-style-name="Header">
      <style:text-properties style:font-name="Clarendon LT Std"/>
    </style:style>
    <style:style style:name="P2" style:family="paragraph" style:parent-style-name="Standard">
      <style:text-properties fo:font-weight="bold" style:font-weight-asian="bold" style:font-weight-complex="bold"/>
    </style:style>
    <style:style style:name="P3" style:family="paragraph" style:parent-style-name="Tabla_20_-_20_encabezado">
      <style:paragraph-properties fo:text-align="start" style:justify-single-word="false"/>
      <style:text-properties style:use-window-font-color="true"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style:use-window-font-color="true" style:text-outline="false" style:text-line-through-style="none" style:text-line-through-type="none" style:font-name="Helvetica" fo:font-size="12pt" fo:font-style="normal" fo:text-shadow="none" style:text-underline-style="none" fo:font-weight="normal" officeooo:rsid="00498c37" officeooo:paragraph-rsid="00498c3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 fo:font-size="12pt" fo:font-style="normal" fo:text-shadow="none" style:text-underline-style="none" fo:font-weight="normal" officeooo:rsid="00498c37" officeooo:paragraph-rsid="00498c3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officeooo:rsid="004b15eb" officeooo:paragraph-rsid="004b15eb"/>
    </style:style>
    <style:style style:name="P7" style:family="paragraph" style:parent-style-name="Text_20_body">
      <style:text-properties officeooo:rsid="004cf184" officeooo:paragraph-rsid="004cf184"/>
    </style:style>
    <style:style style:name="P8" style:family="paragraph" style:parent-style-name="Text_20_body" style:list-style-name="L2">
      <style:text-properties officeooo:rsid="004b15eb" officeooo:paragraph-rsid="004b15eb"/>
    </style:style>
    <style:style style:name="P9" style:family="paragraph" style:parent-style-name="Text_20_body" style:list-style-name="L3"/>
    <style:style style:name="P10" style:family="paragraph" style:parent-style-name="Text_20_body" style:list-style-name="L3">
      <style:text-properties officeooo:paragraph-rsid="004cf184"/>
    </style:style>
    <style:style style:name="P11" style:family="paragraph" style:parent-style-name="Text_20_body" style:list-style-name="L3">
      <style:text-properties officeooo:paragraph-rsid="004df587"/>
    </style:style>
    <style:style style:name="P12" style:family="paragraph" style:parent-style-name="Text_20_body" style:list-style-name="L3">
      <style:text-properties officeooo:paragraph-rsid="005342a2"/>
    </style:style>
    <style:style style:name="P13" style:family="paragraph" style:parent-style-name="Text_20_body" style:list-style-name="L3">
      <style:text-properties officeooo:paragraph-rsid="0053bf00"/>
    </style:style>
    <style:style style:name="P14" style:family="paragraph" style:parent-style-name="Text_20_body" style:list-style-name="L3">
      <style:text-properties style:font-name="Liberation Sans1" fo:font-size="11pt" officeooo:rsid="004cf184" officeooo:paragraph-rsid="0050d41e" style:font-size-asian="10.5pt"/>
    </style:style>
    <style:style style:name="P15" style:family="paragraph" style:parent-style-name="Text_20_body" style:list-style-name="L3">
      <style:text-properties style:font-name="Liberation Sans1" fo:font-size="11pt" officeooo:rsid="004cf184" officeooo:paragraph-rsid="004cf184" style:font-size-asian="10.5pt"/>
    </style:style>
    <style:style style:name="P16" style:family="paragraph" style:parent-style-name="Text_20_body" style:list-style-name="L3">
      <style:text-properties style:font-name="Liberation Sans1" fo:font-size="11pt" officeooo:rsid="004df587" officeooo:paragraph-rsid="004df587" style:font-size-asian="10.5pt"/>
    </style:style>
    <style:style style:name="P17" style:family="paragraph" style:parent-style-name="Text_20_body" style:list-style-name="L4">
      <style:text-properties style:font-name="Liberation Sans1" fo:font-size="11pt" officeooo:rsid="00590769" officeooo:paragraph-rsid="00590769" style:font-size-asian="10.5pt"/>
    </style:style>
    <style:style style:name="P18" style:family="paragraph" style:parent-style-name="Text_20_body" style:list-style-name="L5">
      <style:text-properties style:font-name="Liberation Sans1" fo:font-size="11pt" officeooo:rsid="00590769" officeooo:paragraph-rsid="00590769" style:font-size-asian="10.5pt"/>
    </style:style>
    <style:style style:name="P19" style:family="paragraph" style:parent-style-name="Text_20_body" style:list-style-name="L3">
      <style:paragraph-properties fo:line-height="100%"/>
      <style:text-properties officeooo:paragraph-rsid="00571ff7"/>
    </style:style>
    <style:style style:name="P20" style:family="paragraph" style:parent-style-name="Text_20_body" style:list-style-name="L3">
      <style:paragraph-properties fo:line-height="100%"/>
      <style:text-properties officeooo:paragraph-rsid="0057a456"/>
    </style:style>
    <style:style style:name="P21" style:family="paragraph" style:parent-style-name="Text_20_body" style:list-style-name="L3">
      <loext:graphic-properties draw:fill="solid" draw:fill-color="#ffcc00"/>
      <style:paragraph-properties fo:background-color="#ffcc00" fo:padding="0.049cm" fo:border="0.06pt solid #000000"/>
      <style:text-properties officeooo:paragraph-rsid="0050d41e"/>
    </style:style>
    <style:style style:name="P22"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Helvetica" fo:font-size="12pt" fo:font-style="normal" fo:text-shadow="none" style:text-underline-style="none" fo:font-weight="normal" officeooo:rsid="004b15eb" officeooo:paragraph-rsid="004b15e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Heading_20_1">
      <style:text-properties style:font-name="Helvetica-CondensedBlack" fo:font-size="18.8999996185303pt" fo:font-weight="900" officeooo:rsid="004cf184" officeooo:paragraph-rsid="004cf184" style:font-name-asian="WenQuanYi Micro Hei" style:font-size-asian="18.2000007629395pt" style:font-weight-asian="bold" style:font-name-complex="Lohit Devanagari" style:font-size-complex="18.2000007629395pt" style:font-weight-complex="bold"/>
    </style:style>
    <style:style style:name="P24" style:family="paragraph" style:parent-style-name="Heading_20_1" style:list-style-name="">
      <style:paragraph-properties fo:line-height="150%" fo:text-align="center" style:justify-single-word="false"/>
      <style:text-properties style:font-name="Helvetica-CondensedBlack" fo:font-size="18.8999996185303pt" fo:font-weight="900" officeooo:rsid="00486779" officeooo:paragraph-rsid="00486779" style:font-name-asian="WenQuanYi Micro Hei" style:font-size-asian="18.2000007629395pt" style:font-weight-asian="bold" style:font-name-complex="Lohit Devanagari" style:font-size-complex="18.2000007629395pt" style:font-weight-complex="bold"/>
    </style:style>
    <style:style style:name="P25" style:family="paragraph" style:parent-style-name="Heading_20_1">
      <style:text-properties officeooo:rsid="003dcbec" officeooo:paragraph-rsid="004cf184"/>
    </style:style>
    <style:style style:name="P26" style:family="paragraph" style:parent-style-name="Heading_20_1">
      <style:paragraph-properties fo:break-before="page"/>
      <style:text-properties officeooo:paragraph-rsid="00486779"/>
    </style:style>
    <style:style style:name="P27" style:family="paragraph" style:parent-style-name="Heading_20_3">
      <style:text-properties style:font-name="Helvetica-Black" fo:font-size="14.6999998092651pt" fo:font-style="italic" fo:font-weight="900" officeooo:rsid="00477490" officeooo:paragraph-rsid="00477490" style:font-name-asian="WenQuanYi Micro Hei" style:font-size-asian="14.1000003814697pt" style:font-weight-asian="bold" style:font-name-complex="Lohit Devanagari" style:font-size-complex="14.1000003814697pt" style:font-weight-complex="bold"/>
    </style:style>
    <style:style style:name="T1" style:family="text">
      <style:text-properties fo:font-style="italic" style:font-style-asian="italic" style:font-style-complex="italic"/>
    </style:style>
    <style:style style:name="T2" style:family="text">
      <style:text-properties fo:font-style="italic" fo:font-weight="normal" officeooo:rsid="003812c6"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style:font-name="Helvetica-CondensedBlack1" fo:font-size="12pt" fo:font-style="italic" fo:font-weight="normal" officeooo:rsid="00477490" style:font-name-asian="WenQuanYi Micro Hei" style:font-size-asian="12pt" style:font-style-asian="italic" style:font-weight-asian="normal" style:font-name-complex="Lohit Devanagari" style:font-size-complex="28pt" style:font-style-complex="italic" style:font-weight-complex="normal"/>
    </style:style>
    <style:style style:name="T5" style:family="text">
      <style:text-properties style:font-name="Helvetica-CondensedBlack1" fo:font-size="16.1000003814697pt" fo:font-style="italic" fo:font-weight="900" officeooo:rsid="00477490" style:font-name-asian="WenQuanYi Micro Hei" style:font-size-asian="16.1000003814697pt" style:font-weight-asian="bold" style:font-name-complex="Lohit Devanagari" style:font-size-complex="16.1000003814697pt" style:font-weight-complex="bold"/>
    </style:style>
    <style:style style:name="T6" style:family="text">
      <style:text-properties style:font-name="Liberation Sans1" fo:font-size="11pt" officeooo:rsid="004cf184" style:font-size-asian="10.5pt"/>
    </style:style>
    <style:style style:name="T7" style:family="text">
      <style:text-properties style:font-name="Liberation Sans1" fo:font-size="11pt" officeooo:rsid="004df587" style:font-size-asian="10.5pt"/>
    </style:style>
    <style:style style:name="T8" style:family="text">
      <style:text-properties style:font-name="Liberation Sans1" fo:font-size="11pt" officeooo:rsid="0053281c" style:font-size-asian="10.5pt"/>
    </style:style>
    <style:style style:name="T9" style:family="text">
      <style:text-properties style:font-name="Liberation Sans1" fo:font-size="11pt" officeooo:rsid="005342a2" style:font-size-asian="10.5pt"/>
    </style:style>
    <style:style style:name="T10" style:family="text">
      <style:text-properties style:font-name="Liberation Sans1" fo:font-size="11pt" officeooo:rsid="0053bf00" style:font-size-asian="10.5pt"/>
    </style:style>
    <style:style style:name="T11" style:family="text">
      <style:text-properties style:font-name="Liberation Sans1" fo:font-size="11pt" officeooo:rsid="0054cd6c" style:font-size-asian="10.5pt"/>
    </style:style>
    <style:style style:name="T12" style:family="text">
      <style:text-properties style:font-name="Liberation Sans1" fo:font-size="11pt" officeooo:rsid="00571ff7" style:font-size-asian="10.5pt"/>
    </style:style>
    <style:style style:name="T13" style:family="text">
      <style:text-properties style:font-name="Liberation Sans1" fo:font-size="11pt" officeooo:rsid="0057a456" style:font-size-asian="10.5pt"/>
    </style:style>
    <style:style style:name="T14" style:family="text">
      <style:text-properties style:font-name="Liberation Sans1" fo:font-size="11pt" fo:font-weight="bold" officeooo:rsid="0050d41e" fo:background-color="transparent" loext:char-shading-value="0" style:font-size-asian="10.5pt" style:font-weight-asian="bold" style:font-weight-complex="bold"/>
    </style:style>
    <style:style style:name="T15" style:family="text">
      <style:text-properties style:font-name="Liberation Sans1" fo:font-size="11pt" fo:font-style="italic" fo:font-weight="bold" officeooo:rsid="004df587" style:font-size-asian="10.5pt" style:font-style-asian="italic" style:font-weight-asian="bold" style:font-style-complex="italic" style:font-weight-complex="bold"/>
    </style:style>
    <style:style style:name="T16" style:family="text">
      <style:text-properties style:font-name="Liberation Sans1" fo:font-size="11pt" fo:font-style="italic" officeooo:rsid="004e4fc1" style:font-size-asian="10.5pt" style:font-style-asian="italic" style:font-style-complex="italic"/>
    </style:style>
    <style:style style:name="T17" style:family="text">
      <style:text-properties style:font-name="Liberation Sans1" fo:font-size="11pt" fo:font-style="italic" officeooo:rsid="004df587" style:font-size-asian="10.5pt" style:font-style-asian="italic" style:font-style-complex="italic"/>
    </style:style>
    <style:style style:name="T18" style:family="text">
      <style:text-properties style:font-name="Liberation Sans1" fo:font-size="11pt" fo:font-style="italic" officeooo:rsid="0054cd6c" style:font-size-asian="10.5pt" style:font-style-asian="italic" style:font-style-complex="italic"/>
    </style:style>
    <style:style style:name="T19" style:family="text">
      <style:text-properties style:font-name="Liberation Sans1" fo:font-size="11pt" fo:font-style="italic" officeooo:rsid="0057a456" style:font-size-asian="10.5pt" style:font-style-asian="italic" style:font-style-complex="italic"/>
    </style:style>
    <style:style style:name="T20" style:family="text">
      <style:text-properties style:font-name="Liberation Sans1" fo:font-size="11pt" fo:font-style="italic" officeooo:rsid="00571ff7" style:font-size-asian="10.5pt" style:font-style-asian="italic" style:font-style-complex="italic"/>
    </style:style>
    <style:style style:name="T21" style:family="text">
      <style:text-properties style:font-name="Liberation Sans1" fo:font-size="11pt" fo:font-style="italic" fo:font-weight="normal" officeooo:rsid="004df587" style:font-size-asian="10.5pt" style:font-style-asian="italic" style:font-weight-asian="normal" style:font-style-complex="italic" style:font-weight-complex="normal"/>
    </style:style>
    <style:style style:name="T22" style:family="text">
      <style:text-properties style:font-name="Liberation Sans1" fo:font-size="11pt" fo:font-style="italic" officeooo:rsid="0050d41e" fo:background-color="transparent" loext:char-shading-value="0" style:font-size-asian="10.5pt" style:font-style-asian="italic" style:font-style-complex="italic"/>
    </style:style>
    <style:style style:name="T23" style:family="text">
      <style:text-properties style:font-name="Liberation Sans1" fo:font-size="11pt" fo:font-style="normal" officeooo:rsid="005342a2" style:font-size-asian="10.5pt" style:font-style-asian="normal" style:font-style-complex="normal"/>
    </style:style>
    <style:style style:name="T24" style:family="text">
      <style:text-properties style:font-name="Liberation Sans1" fo:font-size="11pt" fo:font-style="normal" officeooo:rsid="004df587" style:font-size-asian="10.5pt" style:font-style-asian="normal" style:font-style-complex="normal"/>
    </style:style>
    <style:style style:name="T25" style:family="text">
      <style:text-properties style:font-name="Liberation Sans1" fo:font-size="11pt" fo:font-style="normal" officeooo:rsid="004e4fc1" style:font-size-asian="10.5pt" style:font-style-asian="normal" style:font-style-complex="normal"/>
    </style:style>
    <style:style style:name="T26" style:family="text">
      <style:text-properties style:font-name="Liberation Sans1" fo:font-size="11pt" fo:font-style="normal" officeooo:rsid="0053bf00" style:font-size-asian="10.5pt" style:font-style-asian="normal" style:font-style-complex="normal"/>
    </style:style>
    <style:style style:name="T27" style:family="text">
      <style:text-properties style:font-name="Liberation Sans1" fo:font-size="11pt" fo:font-style="normal" fo:font-weight="bold" officeooo:rsid="004e4fc1" style:font-size-asian="10.5pt" style:font-style-asian="normal" style:font-weight-asian="bold" style:font-style-complex="normal" style:font-weight-complex="bold"/>
    </style:style>
    <style:style style:name="T28" style:family="text">
      <style:text-properties style:font-name="Liberation Sans1" fo:font-size="11pt" officeooo:rsid="0050d41e" fo:background-color="transparent" loext:char-shading-value="0" style:font-size-asian="10.5pt"/>
    </style:style>
    <style:style style:name="T29" style:family="text">
      <style:text-properties style:font-name="Liberation Sans1" fo:font-size="11pt" officeooo:rsid="0053281c" fo:background-color="transparent" loext:char-shading-value="0" style:font-size-asian="10.5pt"/>
    </style:style>
    <style:style style:name="T30" style:family="text">
      <style:text-properties fo:color="#66ff00" style:font-name="Liberation Mono" fo:font-size="11pt" officeooo:rsid="004df587" fo:background-color="#333333" loext:char-shading-value="0" style:font-size-asian="10.5pt"/>
    </style:style>
    <style:style style:name="T31" style:family="text">
      <style:text-properties fo:color="#66ff00" style:font-name="Liberation Mono" fo:font-size="10pt" fo:background-color="#333333" loext:char-shading-value="0" style:font-size-asian="10pt" style:font-size-complex="10pt"/>
    </style:style>
    <style:style style:name="T32" style:family="text">
      <style:text-properties fo:color="#66ff00" style:font-name="Liberation Mono" fo:font-size="10pt" officeooo:rsid="0053bf00" fo:background-color="#333333" loext:char-shading-value="0" style:font-size-asian="10pt" style:font-size-complex="10pt"/>
    </style:style>
    <style:style style:name="T33" style:family="text">
      <style:text-properties fo:color="#66ff00" style:font-name="Liberation Mono" fo:font-size="10pt" officeooo:rsid="004df587" fo:background-color="#333333" loext:char-shading-value="0" style:font-size-asian="10pt" style:font-size-complex="10pt"/>
    </style:style>
    <style:style style:name="T34" style:family="text">
      <style:text-properties fo:color="#66ff00" style:font-name="Liberation Mono" fo:font-size="10pt" fo:font-style="normal" officeooo:rsid="004e4fc1" fo:background-color="#333333" loext:char-shading-value="0" style:font-size-asian="10pt" style:font-style-asian="normal" style:font-size-complex="10pt" style:font-style-complex="normal"/>
    </style:style>
    <style:style style:name="T35" style:family="text">
      <style:text-properties fo:color="#66ff00" style:font-name="Liberation Mono" fo:font-size="10pt" fo:font-style="normal" officeooo:rsid="005342a2" fo:background-color="#333333" loext:char-shading-value="0" style:font-size-asian="10pt" style:font-style-asian="normal" style:font-size-complex="10pt" style:font-style-complex="normal"/>
    </style:style>
    <style:style style:name="T36" style:family="text">
      <style:text-properties officeooo:rsid="0050d41e"/>
    </style:style>
    <style:style style:name="T37" style:family="text">
      <style:text-properties officeooo:rsid="0053bf00"/>
    </style:style>
    <style:style style:name="T38" style:family="text">
      <style:text-properties style:font-name="Helvetica-CondensedBlack" fo:font-size="18.8999996185303pt" fo:font-weight="900" officeooo:rsid="00486779" style:font-name-asian="WenQuanYi Micro Hei" style:font-size-asian="18.2000007629395pt" style:font-weight-asian="bold" style:font-name-complex="Lohit Devanagari" style:font-size-complex="18.2000007629395pt" style:font-weight-complex="bold"/>
    </style:style>
    <style:style style:name="T39" style:family="text">
      <style:text-properties style:font-name="Helvetica-CondensedBlack" fo:font-size="18.8999996185303pt" fo:font-weight="900" officeooo:rsid="00590769" style:font-name-asian="WenQuanYi Micro Hei" style:font-size-asian="18.2000007629395pt" style:font-weight-asian="bold" style:font-name-complex="Lohit Devanagari" style:font-size-complex="18.200000762939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SMR – </text:span><text:span text:style-name="T4">Seguridad Informática</text:span></text:p>
      <text:h text:style-name="Heading_20_2" text:outline-level="2">UT N.º <text:span text:style-name="T5">1</text:span> – <text:span text:style-name="T5">Introducción a la seguridad informática</text:span></text:h>
      <table:table table:name="Tabla1" table:style-name="Tabla1" table:template-name="Tabla - encabezado">
        <table:table-column table:style-name="Tabla1.A"/>
        <table:table-column table:style-name="Tabla1.B"/>
        <table:table-row table:style-name="Tabla1.1">
          <table:table-cell table:style-name="Tabla1.A1" table:number-columns-spanned="2" office:value-type="string">
            <text:p text:style-name="P2">Actividad</text:p>
          </table:table-cell>
          <table:covered-table-cell/>
        </table:table-row>
        <table:table-row table:style-name="Tabla1.1">
          <table:table-cell table:style-name="Tabla1.A1" office:value-type="string">
            <text:p text:style-name="P5">1</text:p>
          </table:table-cell>
          <table:table-cell table:style-name="Tabla1.A1" office:value-type="string">
            <text:p text:style-name="P4">Autentificación en 2 pasos en GNU/Linux, con <text:span text:style-name="T1">token</text:span></text:p>
          </table:table-cell>
        </table:table-row>
        <table:table-row table:style-name="Tabla1.3">
          <table:table-cell table:style-name="Tabla1.A1" table:number-columns-spanned="2" office:value-type="string">
            <text:p text:style-name="P3">Requisitos</text:p>
          </table:table-cell>
          <table:covered-table-cell/>
        </table:table-row>
        <table:table-row table:style-name="Tabla1.1">
          <table:table-cell table:style-name="Tabla1.A1" table:number-columns-spanned="2" office:value-type="string">
            <text:list xml:id="list515902160" text:style-name="L1">
              <text:list-item>
                <text:p text:style-name="P22">Máquina virtual Debian <text:span text:style-name="T36">8 </text:span>sin entorno gráfico</text:p>
              </text:list-item>
              <text:list-item>
                <text:p text:style-name="P22">Un <text:span text:style-name="T1">pendrive,</text:span> para usar como <text:span text:style-name="T1">token</text:span> de acceso</text:p>
              </text:list-item>
            </text:list>
          </table:table-cell>
          <table:covered-table-cell/>
        </table:table-row>
      </table:table>
      <text:h text:style-name="P23" text:outline-level="1">Planteamiento</text:h>
      <text:p text:style-name="P6">Vamos a configurar nuestra máquina virtual para que sólo nos permita entrar en nuestra cuenta si cumplimos estas dos condiciones:</text:p>
      <text:list xml:id="list1491855431" text:style-name="L2">
        <text:list-item>
          <text:p text:style-name="P8">Introducir nuestro usuario y contraseña (como se hace habitualmente)</text:p>
        </text:list-item>
        <text:list-item>
          <text:p text:style-name="P8">Tenemos conectado a la máquina un pendrive dado.</text:p>
        </text:list-item>
      </text:list>
      <text:p text:style-name="P6">Deben cumplirse <text:span text:style-name="T3">ambas</text:span> condiciones: si no está el pendrive conectado, no nos debe dejar acceder a nuestra cuenta. Si no introducimos bien nuestro usuario y contraseña, tampoco.</text:p>
      <text:p text:style-name="P6">De esta manera, combinamos <text:span text:style-name="T1">algo-que-sabes</text:span> con <text:span text:style-name="T1">algo-que-tienes</text:span> para aumentar la seguridad en el acceso a la máquina.</text:p>
      <text:h text:style-name="P25" text:outline-level="1">Desarrollo</text:h>
      <text:p text:style-name="P7">Sigue los siguientes pasos para desarrollar esta práctica:</text:p>
      <text:list xml:id="list2549625600" text:style-name="L3">
        <text:list-item>
          <text:p text:style-name="P14">Abre el programa de virtualización (VirtualBox). <text:span text:style-name="T36">Crea una máquina virtual según el tutorial facilitado por el profesor, usando la distribución </text:span>Debian <text:span text:style-name="T36">8 «Jessie»</text:span>.</text:p>
          <text:p text:style-name="P21"><text:span text:style-name="T14">Atención:</text:span><text:span text:style-name="T28"> por un problema técnico con los paquetes requeridos, esta práctica no se puede realizar con las versiones 9 </text:span><text:span text:style-name="T29">ni</text:span><text:span text:style-name="T28"> 10 de Debian. Por ello necesitarás instalar tu máquina con </text:span><text:span text:style-name="T14">Debian 8 «Jessie»</text:span><text:span text:style-name="T28">.<text:line-break/>Puedes pedírsela al profesor o bajártela de este enlace:<text:line-break/></text:span><text:a xlink:type="simple" xlink:href="https://www.debian.org/releases/jessie/debian-installer/" text:style-name="Internet_20_link" text:visited-style-name="Visited_20_Internet_20_Link"><text:span text:style-name="T28">https://www.debian.org/releases/jessie/debian-installer/</text:span></text:a><text:span text:style-name="T28"><text:line-break/>(Usa la versión </text:span><text:span text:style-name="T22">CD netinst</text:span><text:span text:style-name="T28"> para </text:span><text:span text:style-name="T22">amd64)</text:span></text:p>
        </text:list-item>
        <text:list-item>
          <text:p text:style-name="P15">Inserta en el ordenador el <text:span text:style-name="T1">pendrive</text:span> que vas a usar como <text:span text:style-name="T1">token</text:span> para la autentificación.</text:p>
        </text:list-item>
        <text:list-item>
          <text:p text:style-name="P10"><text:span text:style-name="T6">En la sección de USB de VirtualBox correspondiente a tu máquina virtual, añade un filtro para que la máquina virtual tenga acceso al pendrive </text:span><text:span text:style-name="T7">(si no puedes añadir el filtro, probablemente tu cuenta en el ordenador necesita ser añadid</text:span><text:span text:style-name="T8">a</text:span><text:span text:style-name="T7"> al grupo especial </text:span><text:span text:style-name="T17">vboxusers</text:span><text:span text:style-name="T7"> con el comando </text:span><text:span text:style-name="T30"><text:s/>sudo usermod -aG vboxusers NOMBRE_USUARIO </text:span><text:span text:style-name="T7">, pero tú no podrás hacerlo. Pide al profesor que lo haga por ti).</text:span></text:p>
        </text:list-item>
        <text:list-item>
          <text:p text:style-name="P16">Inicia la máquina virtual y entra en tu cuenta con tu nombre de usuario y contraseña.</text:p>
        </text:list-item>
        <text:list-item>
          <text:p text:style-name="P11"><text:soft-page-break/><text:span text:style-name="T7">Comprueba que tu máquina virtual tiene acceso al pendrive: ejecuta el comando </text:span><text:span text:style-name="T33"><text:s/>ls /dev </text:span><text:span text:style-name="T7"><text:s/></text:span><text:span text:style-name="T9">p</text:span><text:span text:style-name="T7">ara ver los dispositivos disponibles. Tendrás tu unidad de disco básica, </text:span><text:span text:style-name="T15">sda</text:span><text:span text:style-name="T7">, con sus particiones </text:span><text:span text:style-name="T17">(</text:span><text:span text:style-name="T15">sda1</text:span><text:span text:style-name="T21">,</text:span><text:span text:style-name="T15"> sda2</text:span><text:span text:style-name="T21">,</text:span><text:span text:style-name="T7"> etc.), y deberías ver una unidad </text:span><text:span text:style-name="T15">sdb</text:span><text:span text:style-name="T17">,</text:span><text:span text:style-name="T7"> que es tu </text:span><text:span text:style-name="T17">pendrive,</text:span><text:span text:style-name="T24"> </text:span><text:span text:style-name="T26">así como las </text:span><text:span text:style-name="T24">particiones </text:span><text:span text:style-name="T26">que contenga</text:span><text:span text:style-name="T24">, como </text:span><text:span text:style-name="T15">sdb1</text:span><text:span text:style-name="T17">,</text:span><text:span text:style-name="T24"> etc.</text:span></text:p>
        </text:list-item>
        <text:list-item>
          <text:p text:style-name="P12"><text:span text:style-name="T24">Para poder hacer esta práctica, necesitamos instalar en la máquina dos paquetes especiales: </text:span><text:span text:style-name="T27">libpam-usb</text:span><text:span text:style-name="T25"> y </text:span><text:span text:style-name="T27">pamusb-common</text:span><text:span text:style-name="T25">. El primero proporciona el módulo PAM USB, para usar un dispositivo USB como </text:span><text:span text:style-name="T16">token;</text:span><text:span text:style-name="T25"> el segundo incluye las herramientas para configurar dicho módulo. </text:span><text:span text:style-name="T23">Un único comando instala ambos, porque el segundo es una dependencia del primero:</text:span><text:span text:style-name="T25"><text:line-break/></text:span><text:span text:style-name="T34"> </text:span><text:span text:style-name="T35">sudo apt install libpam-usb </text:span></text:p>
        </text:list-item>
        <text:list-item>
          <text:p text:style-name="P13"><text:span text:style-name="T37">Añade tu pendrive como dispositivo para autentificar:<text:line-break/></text:span><text:span text:style-name="T31"> </text:span><text:span text:style-name="T32">su</text:span><text:span text:style-name="T31">do pamusb-conf --add-device </text:span><text:span text:style-name="T32">llave-de-julio </text:span><text:line-break/><text:line-break/><text:span text:style-name="T37">Si tienes más de un dispositivo disponible, se te mostrarán, para que selecciones el que quieras usar. El último argumento es un nombre que usaremos para referirnos al pendrive. Yo he puesto «llave-de-julio», pero puedes poner lo que quieras.</text:span></text:p>
        </text:list-item>
        <text:list-item>
          <text:p text:style-name="P9"><text:span text:style-name="T37">Añade </text:span><text:span text:style-name="T10">todos los usuarios que requerirán usar un pendrive para entrar al sistema (en este caso, al menos tu propio nombre de usuario):<text:line-break/></text:span><text:span text:style-name="T32"> sudo pamusb-conf --add-user julio <text:line-break/></text:span><text:line-break/>El programa te preguntará qué token quieres usar (en esta práctica sólo debería aparecer uno, porque sólo hemos definido uno en el paso 7<text:span text:style-name="T37">)</text:span>.</text:p>
        </text:list-item>
        <text:list-item>
          <text:p text:style-name="P19"><text:span text:style-name="T10">S</text:span><text:span text:style-name="T12">i todo está bien, en este momento el sistema te autentificará con contraseña O con el pendrive. Es decir, si el pendrive está conectado, ni siquiera te pedirá la contraseña. Vamos a cambiarlo para que nos pida AMBAS cosas. Edita el archivo</text:span><text:span text:style-name="T11"> </text:span><text:span text:style-name="T18">/etc/pam.d/common-auth.</text:span><text:span text:style-name="T11"> Este archivo contendrá </text:span><text:span text:style-name="T12">una línea como esta</text:span><text:span text:style-name="T11">: <text:line-break/></text:span><text:span text:style-name="T32"> auth<text:tab/> <text:s/>sufficient<text:tab/>pam_usb.so </text:span><text:span text:style-name="T12"><text:line-break/><text:line-break/>Debes cambiarla a:<text:line-break/></text:span><text:span text:style-name="T32"> auth<text:tab/> <text:s/>required<text:tab/><text:tab/>pam_usb.so </text:span><text:span text:style-name="T10"><text:line-break/></text:span></text:p>
        </text:list-item>
        <text:list-item>
          <text:p text:style-name="P20"><text:span text:style-name="T10">A</text:span><text:span text:style-name="T12">hora, tanto para conectarte a tu cuenta como para ejecutar cualquier comando con </text:span><text:span text:style-name="T20">sudo,</text:span><text:span text:style-name="T12"> deberás tener el pendrive conectado e introducir tu contraseña. ¡Compruébalo!<text:line-break/></text:span><text:span text:style-name="T13">Ten en cuenta que si has hecho </text:span><text:span text:style-name="T32"><text:s/>sudo su </text:span><text:span text:style-name="T13"><text:s/>correctamente, puedes sacar el pendrive y volver a hacerlo sin problemas, porque </text:span><text:span text:style-name="T19">sudo</text:span><text:span text:style-name="T13"> recuerda durante un tiempo que te has autentificado correctamente, y no hace ninguna comprobación.</text:span></text:p>
        </text:list-item>
      </text:list>
      <text:h text:style-name="P24" text:outline-level="1"/>
      <text:h text:style-name="P26" text:outline-level="1"><text:span text:style-name="T38">Ampliaci</text:span><text:span text:style-name="T39">ones</text:span><text:span text:style-name="T38"> optativa</text:span><text:span text:style-name="T39">s</text:span></text:h>
      <text:list xml:id="list878057582" text:style-name="L4">
        <text:list-item>
          <text:p text:style-name="P17">Una vez que has configurado todo correctamente, no podrás conectarte a la máquina por ssh fácilmente, ya que la autentificación remota no funcionará por no disponer del <text:span text:style-name="T1">pendrive.</text:span> Investiga cómo resolver esto.</text:p>
        </text:list-item>
        <text:list-item>
          <text:p text:style-name="P17">Investiga cómo hacer que el sistema realice alguna acción (por ejemplo, cerrar tu sesión) al retirar el pendrive de la máquina.</text:p>
        </text:list-item>
      </text:list>
      <text:h text:style-name="Heading_20_3" text:outline-level="3"/>
      <text:h text:style-name="P27" text:outline-level="3">Preguntas</text:h>
      <text:list xml:id="list4007990219" text:style-name="L5">
        <text:list-item>
          <text:p text:style-name="P18">¿Cómo podrías hacer algo similar para una máquina Windows?</text:p>
        </text:list-item>
        <text:list-item>
          <text:p text:style-name="P18">¿Puedes jugar con el PAM y hacer combinaciones más complejas? ¿Por ejemplo, que pida el <text:span text:style-name="T1">pendrive</text:span> para hacer <text:span text:style-name="T1">sudo </text:span>pero no para hacer <text:span text:style-name="T1">login?</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larendon LT Std" svg:font-family="'Clarendon LT Std'" style:font-adornments="Bold" style:font-pitch="variable"/>
    <style:font-face style:name="Helvetica-Black" svg:font-family="Helvetica-Black" style:font-adornments="Negra cursiva" style:font-pitch="variable"/>
    <style:font-face style:name="Helvetica-Compressed" svg:font-family="Helvetica-Compressed" style:font-adornments="Roman" style:font-pitch="variable"/>
    <style:font-face style:name="Helvetica-CondensedBlack" svg:font-family="Helvetica-CondensedBlack" style:font-adornments="Negra" style:font-pitch="variable"/>
    <style:font-face style:name="Helvetica-CondensedBlack1" svg:font-family="Helvetica-CondensedBlack" style:font-adornments="Negra cursiva" style:font-pitch="variable"/>
    <style:font-face style:name="Times New Roman" svg:font-family="'Times New Roman'" style:font-family-generic="roman" style:font-pitch="variable"/>
    <style:font-face style:name="Helvetica1" svg:font-family="Helvetica" style:font-adornments="Negrita" style:font-family-generic="swiss" style:font-pitch="variable"/>
    <style:font-face style:name="Helvetica" svg:font-family="Helvetica"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3cm" loext:contextual-spacing="false" fo:line-height="115%">
        <style:tab-stops/>
      </style:paragraph-properties>
      <style:text-properties style:font-name="Liberation Sans1" fo:font-family="'Liberation Sans'"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line-height="150%" fo:text-align="center" style:justify-single-word="false" fo:text-indent="0cm" style:auto-text-indent="false" style:page-number="auto"/>
      <style:text-properties style:font-name="Helvetica-CondensedBlack" fo:font-family="Helvetica-CondensedBlack" style:font-style-name="Negra" style:font-pitch="variable" fo:font-size="135%" fo:font-weight="9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Helvetica-CondensedBlack1" fo:font-family="Helvetica-CondensedBlack" style:font-style-name="Negra cursiva" style:font-pitch="variable" fo:font-size="115%" fo:font-style="italic" fo:font-weight="9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21cm" loext:contextual-spacing="false"/>
      <style:text-properties style:font-name="Helvetica-Black" fo:font-family="Helvetica-Black" style:font-style-name="Negra cursiva" style:font-pitch="variable" fo:font-size="105%" fo:font-style="italic" fo:font-weight="9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Helvetica-Compressed" fo:font-family="Helvetica-Compressed" style:font-style-name="Roman" style:font-pitch="variable" fo:font-size="14pt" fo:font-style="normal" fo:font-weight="normal"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margin-top="0cm" fo:margin-bottom="0cm" loext:contextual-spacing="false" fo:text-align="center" style:justify-single-word="false"/>
      <style:text-properties style:font-name="Helvetica-CondensedBlack1" fo:font-family="Helvetica-CondensedBlack" style:font-style-name="Negra cursiva" style:font-pitch="variable" fo:font-size="12pt" fo:font-style="italic" fo:font-weight="900" style:font-size-asian="12pt" style:font-weight-asian="bold" style:font-size-complex="28pt" style:font-weight-complex="bold"/>
    </style:style>
    <style:style style:name="Tabla_20_-_20_encabezado" style:display-name="Tabla - encabezado" style:family="paragraph" style:parent-style-name="Table_20_Contents" style:next-style-name="Table_20_Contents" style:master-page-name="">
      <style:paragraph-properties fo:text-align="start" style:justify-single-word="false" style:page-number="auto"/>
      <style:text-properties fo:font-variant="small-caps" fo:font-weight="bold" style:font-name-asian="Helvetica1" style:font-family-asian="Helvetica" style:font-style-name-asian="Negrita" style:font-family-generic-asian="swiss" style:font-pitch-asian="variable" style:font-size-asian="10.5pt" style:font-weight-asian="bold"/>
    </style:style>
    <style:style style:name="Config" style:family="paragraph" style:parent-style-name="Text_20_body">
      <style:text-properties officeooo:rsid="0041499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onfig" style:family="text">
      <style:text-properties fo:color="#000000" style:text-outline="false" style:font-name="Courier New" fo:font-family="'Courier New'" style:font-style-name="Normal" style:font-family-generic="modern" style:font-pitch="fixed" fo:font-size="11pt" fo:text-shadow="none" fo:font-weight="normal" fo:background-color="transparent" style:font-size-asian="10.5pt" style:text-emphasize="none" style:text-combine="none" loext:padding="0.199cm" loext:border="none"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a_20_-_20_encabezado.1" style:display-name="Tabla - encabezado.1"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2" style:display-name="Tabla - encabezado.2"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3" style:display-name="Tabla - encabezado.3"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4" style:display-name="Tabla - encabezado.4"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5" style:display-name="Tabla - encabezado.5"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6" style:display-name="Tabla - encabezado.6"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7" style:display-name="Tabla - encabezado.7"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8" style:display-name="Tabla - encabezado.8"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9" style:display-name="Tabla - encabezado.9"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0" style:display-name="Tabla - encabezado.10"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1" style:display-name="Tabla - encabezado.11"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2" style:display-name="Tabla - encabezado.12"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3" style:display-name="Tabla - encabezado.13"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4" style:display-name="Tabla - encabezado.14"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5" style:display-name="Tabla - encabezado.15"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6" style:display-name="Tabla - encabezado.16"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table:table-template table:name="Tabla - encabezado" table:first-row-end-column="row" table:first-row-start-column="row" table:last-row-end-column="row" table:last-row-start-column="row">
      <table:first-row table:style-name="Tabla_20_-_20_encabezado.1"/>
      <table:last-row table:style-name="Tabla_20_-_20_encabezado.2"/>
      <table:first-column table:style-name="Tabla_20_-_20_encabezado.3"/>
      <table:last-column table:style-name="Tabla_20_-_20_encabezado.4"/>
      <table:body table:style-name="Tabla_20_-_20_encabezado.9"/>
      <table:even-rows table:style-name="Tabla_20_-_20_encabezado.5"/>
      <table:odd-rows table:style-name="Tabla_20_-_20_encabezado.6"/>
      <table:even-columns table:style-name="Tabla_20_-_20_encabezado.7"/>
      <table:odd-columns table:style-name="Tabla_20_-_20_encabezado.8"/>
      <table:background table:style-name="Tabla_20_-_20_encabezado.10"/>
      <loext:first-row-even-column table:style-name="Tabla_20_-_20_encabezado.15"/>
      <loext:last-row-even-column table:style-name="Tabla_20_-_20_encabezado.16"/>
      <loext:first-row-end-column table:style-name="Tabla_20_-_20_encabezado.12"/>
      <loext:first-row-start-column table:style-name="Tabla_20_-_20_encabezado.11"/>
      <loext:last-row-end-column table:style-name="Tabla_20_-_20_encabezado.14"/>
      <loext:last-row-start-column table:style-name="Tabla_20_-_20_encabezado.13"/>
    </table:table-template>
  </office:styles>
  <office:automatic-styles>
    <style:style style:name="MP1" style:family="paragraph" style:parent-style-name="Header">
      <style:text-properties style:font-name="Clarendon LT St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004cm" svg:y="-0.392cm" svg:width="4.145cm" svg:height="1.092cm" draw:z-index="2"><draw:image xlink:href="Pictures/10000201000004F20000014D7F5E8F50FD150696.png" xlink:type="simple" xlink:show="embed" xlink:actuate="onLoad" loext:mime-type="image/png"/></draw:frame><draw:frame draw:style-name="Mfr1" draw:name="Imagen2" text:anchor-type="paragraph" svg:x="14.333cm" svg:y="-1.03cm" svg:width="3.2cm" svg:height="2.004cm" draw:z-index="5"><draw:image xlink:href="Pictures/1000000000000A260000065A5A1EC4F1E33AD563.jpg" xlink:type="simple" xlink:show="embed" xlink:actuate="onLoad" loext:mime-type="image/jpeg"/></draw:frame></text:p>
        <text:p text:style-name="Header"/>
      </style:header>
    </style:master-page>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o Garay</meta:initial-creator>
    <meta:creation-date>2012-10-28T19:10:52</meta:creation-date>
    <dc:date>2020-09-28T14:32:31.286466101</dc:date>
    <meta:editing-duration>PT4H48M20S</meta:editing-duration>
    <meta:editing-cycles>46</meta:editing-cycles>
    <meta:generator>LibreOffice/6.0.7.3$Linux_X86_64 LibreOffice_project/00m0$Build-3</meta:generator>
    <meta:print-date>2020-02-27T10:18:07.850107949</meta:print-date>
    <meta:document-statistic meta:table-count="1" meta:image-count="2" meta:object-count="0" meta:page-count="3" meta:paragraph-count="33" meta:word-count="733" meta:character-count="4643" meta:non-whitespace-character-count="3936"/>
  </office:meta>
</office:document-meta>
</file>